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546E710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481.85pt" table:align="margins"/>
    </style:style>
    <style:style style:name="Tabelle2.A" style:family="table-column">
      <style:table-column-properties style:column-width="160.6pt" style:rel-column-width="21842*"/>
    </style:style>
    <style:style style:name="Tabelle2.C" style:family="table-column">
      <style:table-column-properties style:column-width="160.65pt" style:rel-column-width="21851*"/>
    </style:style>
    <style:style style:name="Tabel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elle2.C1" style:family="table-cell">
      <style:table-cell-properties fo:padding="2.75pt" fo:border="0.05pt solid #000000"/>
    </style:style>
    <style:style style:name="Tabelle2.A2" style:family="table-cell">
      <style:table-cell-properties fo:padding="2.75pt" fo:border-left="0.05pt solid #000000" fo:border-right="none" fo:border-top="none" fo:border-bottom="0.05pt solid #000000"/>
    </style:style>
    <style:style style:name="Tabel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elle3" style:family="table">
      <style:table-properties style:width="481.85pt" table:align="margins"/>
    </style:style>
    <style:style style:name="Tabelle3.A" style:family="table-column">
      <style:table-column-properties style:column-width="96.35pt" style:rel-column-width="13107*"/>
    </style:style>
    <style:style style:name="Tabelle3.C" style:family="table-column">
      <style:table-column-properties style:column-width="289.1pt" style:rel-column-width="39321*"/>
    </style:style>
    <style:style style:name="Tabel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elle3.C1" style:family="table-cell">
      <style:table-cell-properties fo:padding="2.75pt" fo:border="0.05pt solid #000000"/>
    </style:style>
    <style:style style:name="Tabelle3.A2" style:family="table-cell">
      <style:table-cell-properties fo:padding="2.75pt" fo:border-left="0.05pt solid #000000" fo:border-right="none" fo:border-top="none" fo:border-bottom="0.05pt solid #000000"/>
    </style:style>
    <style:style style:name="Tabelle3.C2" style:family="table-cell">
      <style:table-cell-properties fo:padding="2.75pt" fo:border-left="0.05pt solid #000000" fo:border-right="0.05pt solid #000000" fo:border-top="none" fo:border-bottom="0.05pt solid #000000"/>
    </style:style>
    <style:style style:name="Tabelle4" style:family="table">
      <style:table-properties style:width="481.85pt" table:align="margins"/>
    </style:style>
    <style:style style:name="Tabelle4.A" style:family="table-column">
      <style:table-column-properties style:column-width="381pt" style:rel-column-width="51818*"/>
    </style:style>
    <style:style style:name="Tabelle4.B" style:family="table-column">
      <style:table-column-properties style:column-width="100.85pt" style:rel-column-width="13717*"/>
    </style:style>
    <style:style style:name="Tabel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elle4.B1" style:family="table-cell">
      <style:table-cell-properties fo:padding="2.75pt" fo:border="0.05pt solid #000000"/>
    </style:style>
    <style:style style:name="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italic" style:font-size-asian="8pt" style:font-style-asian="italic" style:font-size-complex="8pt" style:font-style-complex="italic"/>
    </style:style>
    <style:style style:name="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WWFStandard">
      <style:paragraph-properties fo:text-align="end" style:justify-single-word="false"/>
    </style:style>
    <style:style style:name="P6" style:family="paragraph" style:parent-style-name="WWFStandard">
      <style:paragraph-properties fo:text-align="end" style:justify-single-word="false"/>
    </style:style>
    <style:style style:name="P7" style:family="paragraph" style:parent-style-name="WWFTextfluss">
      <style:paragraph-properties>
        <style:tab-stops>
          <style:tab-stop style:position="123.76pt"/>
        </style:tab-stops>
      </style:paragraph-properties>
    </style:style>
    <style:style style:name="P8" style:family="paragraph" style:parent-style-name="WWFTextfluss">
      <style:paragraph-properties>
        <style:tab-stops>
          <style:tab-stop style:position="124.5pt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0pt" style:font-weight-asian="bold" style:font-size-complex="10pt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WFTextfluss"><text:span text:style-name="WWFArialNarrowBold"><text:span text:style-name="T3">Einladung zum Kurs</text:span></text:span></text:p>
      <text:p text:style-name="WWFTextfluss"><text:span text:style-name="WWFKursbezeichnung"><text:span text:style-name="T2"><text:text-input text:description="course_code">Code</text:text-input></text:span></text:span><text:span text:style-name="WWFKursbezeichnung"><text:span text:style-name="T2"> </text:span></text:span><text:span text:style-name="WWFKursbezeichnung"><text:span text:style-name="T2"><text:text-input text:description="course_title">Titel</text:text-input></text:span></text:span></text:p>
      <text:p text:style-name="WWFTextfluss"><text:span text:style-name="WWFArialNarrowBold"><text:text-input text:description="course_teaser">Teaser</text:text-input></text:span></text:p>
      <text:p text:style-name="WWFTextfluss"><text:span text:style-name="WWFArialNarrowNormal"><text:text-input text:description="course_description">Beschreibung</text:text-input></text:span></text:p>
      <text:p text:style-name="WWFTextfluss"><text:span text:style-name="WWFArialNarrowNormal">Kursleitung</text:span></text:p>
      <table:table table:name="Tabelle2" table:style-name="Tabelle2">
        <table:table-column table:style-name="Tabelle2.A" table:number-columns-repeated="2"/>
        <table:table-column table:style-name="Tabelle2.C"/>
        <table:table-row>
          <table:table-cell table:style-name="Tabelle2.A1" office:value-type="string">
            <text:p text:style-name="WWFStandard"><text:span text:style-name="WWFArialNarrowNormal">Leiterin</text:span></text:p>
          </table:table-cell>
          <table:table-cell table:style-name="Tabelle2.A1" office:value-type="string">
            <text:p text:style-name="WWFStandard"><text:span text:style-name="WWFArialNarrowNormal">Status</text:span></text:p>
          </table:table-cell>
          <table:table-cell table:style-name="Tabelle2.C1" office:value-type="string">
            <text:p text:style-name="WWFStandard"><text:span text:style-name="WWFArialNarrowNormal">Kontakt</text:span></text:p>
          </table:table-cell>
        </table:table-row>
        <table:table-row>
          <table:table-cell table:style-name="Tabelle2.A2" office:value-type="string">
            <text:p text:style-name="WWFStandard"><text:span text:style-name="WWFArialNarrowNormal"><text:text-input text:description="person_firstname">Vorname</text:text-input></text:span><text:span text:style-name="WWFArialNarrowNormal"> </text:span><text:span text:style-name="WWFArialNarrowNormal"><text:text-input text:description="person_lastname">Nachname</text:text-input></text:span></text:p>
          </table:table-cell>
          <table:table-cell table:style-name="Tabelle2.A2" office:value-type="string">
            <text:p text:style-name="WWFStandard"><text:span text:style-name="WWFArialNarrowNormal"><text:text-input text:description="course_guide_state">Status</text:text-input></text:span></text:p>
          </table:table-cell>
          <table:table-cell table:style-name="Tabelle2.C2" office:value-type="string">
            <text:p text:style-name="WWFStandard"><text:span text:style-name="WWFArialNarrowNormal"><text:text-input text:description="course_guide_contacts">Kontakt</text:text-input></text:span></text:p>
          </table:table-cell>
        </table:table-row>
      </table:table>
      <text:p text:style-name="WWFTextfluss">Kursdaten</text:p>
      <table:table table:name="Tabelle3" table:style-name="Tabelle3">
        <table:table-column table:style-name="Tabelle3.A" table:number-columns-repeated="2"/>
        <table:table-column table:style-name="Tabelle3.C"/>
        <table:table-row>
          <table:table-cell table:style-name="Tabelle3.A1" office:value-type="string">
            <text:p text:style-name="WWFStandard">Beginn</text:p>
          </table:table-cell>
          <table:table-cell table:style-name="Tabelle3.A1" office:value-type="string">
            <text:p text:style-name="WWFStandard">Ende</text:p>
          </table:table-cell>
          <table:table-cell table:style-name="Tabelle3.C1" office:value-type="string">
            <text:p text:style-name="WWFStandard">Kursort</text:p>
          </table:table-cell>
        </table:table-row>
        <table:table-row>
          <table:table-cell table:style-name="Tabelle3.A2" office:value-type="string">
            <text:p text:style-name="WWFStandard"><text:text-input text:description="course_detail_start">Beginn</text:text-input></text:p>
          </table:table-cell>
          <table:table-cell table:style-name="Tabelle3.A2" office:value-type="string">
            <text:p text:style-name="WWFStandard"><text:text-input text:description="course_detail_end">Ende</text:text-input></text:p>
          </table:table-cell>
          <table:table-cell table:style-name="Tabelle3.C2" office:value-type="string">
            <text:p text:style-name="WWFStandard"><text:text-input text:description="course_detail_location">Kursort</text:text-input></text:p>
          </table:table-cell>
        </table:table-row>
      </table:table>
      <text:p text:style-name="P8"><text:span text:style-name="WWFArialNarrowNormal">Programm<text:tab/>siehe Detailprogramm</text:span></text:p>
      <text:p text:style-name="P7">Material Teilnehmer: <text:tab/><text:text-input text:description="course_material_participants">Material Teilnehmer</text:text-input></text:p>
      <text:p text:style-name="P7">Verpflegung<text:tab/><text:text-input text:description="course_boarding">Verpflegung</text:text-input></text:p>
      <text:p text:style-name="P7">Unterkunft<text:tab/><text:text-input text:description="course_lodging">Unterkunft</text:text-input></text:p>
      <text:p text:style-name="P7">Kurszweck<text:tab/><text:text-input text:description="course_purpose">Kurszweck</text:text-input></text:p>
      <text:p text:style-name="P7">Kursinhalt<text:tab/><text:text-input text:description="course_contents">Kursinhalt</text:text-input></text:p>
      <text:p text:style-name="P7">Informationstreffen<text:tab/><text:text-input text:description="course_info_meeting">Informationstreffen</text:text-input></text:p>
      <text:p text:style-name="P7">Auskunft<text:tab/><text:text-input text:description="course_information">Kursinformation</text:text-input></text:p>
      <text:p text:style-name="P7">Durchführung<text:tab/><text:text-input text:description="course_realization">Durchführungsbedingungen</text:text-input></text:p>
      <text:p text:style-name="WWFTextfluss">Kursgeld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WWFStandard"><text:text-input text:description="booking_type_name">Buchungsart</text:text-input></text:p>
          </table:table-cell>
          <table:table-cell table:style-name="Tabelle4.B1" office:value-type="string">
            <text:p text:style-name="P5"><text:text-input text:description="booking_type_price">Preis</text:text-input></text:p>
          </table:table-cell>
        </table:table-row>
      </table:table>
      <text:p text:style-name="WWFTextfluss"><text:span text:style-name="WWFArialNarrowBold"><text:span text:style-name="T3">Verantwortlich<text:tab/>Daniel Scherr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FTextfluss" style:family="paragraph" style:parent-style-name="Standard" style:master-page-name="">
      <style:paragraph-properties fo:margin-top="8.5pt" fo:margin-bottom="2.86pt" style:page-number="auto"/>
      <style:text-properties style:font-name="Arial Narrow" fo:font-size="10pt"/>
    </style:style>
    <style:style style:name="WWFStandard" style:family="paragraph" style:parent-style-name="WWFTextfluss">
      <style:paragraph-properties fo:margin-top="0pt" fo:margin-bottom="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FArialNarrowNormal" style:family="text">
      <style:text-properties style:font-name="Arial Narrow" fo:font-size="10pt" fo:font-weight="normal"/>
    </style:style>
    <style:style style:name="WWFArialNarrowBold" style:family="text" style:parent-style-name="WWFArialNarrowNormal">
      <style:text-properties fo:font-weight="bold"/>
    </style:style>
    <style:style style:name="WWFKursbezeichnung" style:family="text" style:parent-style-name="WWFArialNarrowBold">
      <style:text-properties style:font-name="Arial1" fo:font-size="12pt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elle1" style:family="table">
      <style:table-properties style:width="481.85pt" table:align="margins"/>
    </style:style>
    <style:style style:name="Tabelle1.A" style:family="table-column">
      <style:table-column-properties style:column-width="43.5pt" style:rel-column-width="5916*"/>
    </style:style>
    <style:style style:name="Tabelle1.B" style:family="table-column">
      <style:table-column-properties style:column-width="249.7pt" style:rel-column-width="33960*"/>
    </style:style>
    <style:style style:name="Tabelle1.C" style:family="table-column">
      <style:table-column-properties style:column-width="84.05pt" style:rel-column-width="11431*"/>
    </style:style>
    <style:style style:name="Tabelle1.D" style:family="table-column">
      <style:table-column-properties style:column-width="104.6pt" style:rel-column-width="14228*"/>
    </style:style>
    <style:style style:name="Tabelle1.A1" style:family="table-cell">
      <style:table-cell-properties style:vertical-align="bottom" fo:padding="0pt" fo:border="none"/>
    </style:style>
    <style:style style:name="Tabelle1.A7" style:family="table-cell">
      <style:table-cell-properties fo:padding="0pt" fo:border="none"/>
    </style:style>
    <style:style style:name="M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italic" style:font-size-asian="8pt" style:font-style-asian="italic" style:font-size-complex="8pt" style:font-style-complex="italic"/>
    </style:style>
    <style:style style:name="M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table:number-rows-spanned="6" office:value-type="string">
              <text:p text:style-name="MP1"/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1">WWF St. Gallen</text:p>
            </table:table-cell>
            <table:table-cell table:style-name="Tabelle1.A1" office:value-type="string">
              <text:p text:style-name="MP3">Tel.: ++41 (0)71 223 29 30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Fax. ++41 (0)71 223 29 45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info@wwf-sg.ch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Merkurstr. 2</text:p>
            </table:table-cell>
            <table:table-cell table:style-name="Tabelle1.A1" office:value-type="string">
              <text:p text:style-name="MP3">www.wwf-sg.ch</text:p>
            </table:table-cell>
          </table:table-row>
          <table:table-row>
            <table:covered-table-cell/>
            <table:table-cell table:style-name="Tabelle1.A1" table:number-rows-spanned="2" office:value-type="string">
              <text:p text:style-name="MP4">for a living planet</text:p>
            </table:table-cell>
            <table:table-cell table:style-name="Tabelle1.A1" office:value-type="string">
              <text:p text:style-name="MP3">Postfach 2341</text:p>
            </table:table-cell>
            <table:table-cell table:style-name="Tabelle1.A1" office:value-type="string">
              <text:p text:style-name="MP3">www.wwf.ch</text:p>
            </table:table-cell>
          </table:table-row>
          <table:table-row>
            <table:covered-table-cell/>
            <table:covered-table-cell/>
            <table:table-cell table:style-name="Tabelle1.A1" office:value-type="string">
              <text:p text:style-name="MP3">9001 St. Gallen</text:p>
            </table:table-cell>
            <table:table-cell table:style-name="Tabelle1.A1" office:value-type="string">
              <text:p text:style-name="MP3">Spenden: PC 90-781554-7</text:p>
            </table:table-cell>
          </table:table-row>
          <table:table-row>
            <table:table-cell table:style-name="Tabelle1.A7" table:number-columns-spanned="2" office:value-type="string">
              <text:p text:style-name="MP4"><draw:frame draw:style-name="Mfr1" draw:name="Grafik2" text:anchor-type="paragraph" svg:x="-1.36pt" svg:y="-54.51pt" svg:width="33pt" svg:height="51pt" draw:z-index="0"><draw:image xlink:href="Pictures/1000000000000038000000546E7100D6.png" xlink:type="simple" xlink:show="embed" xlink:actuate="onLoad"/></draw:frame><text:span text:style-name="WWFArialNarrowNormal"><text:span text:style-name="MT1">St. Gallen, </text:span></text:span><text:span text:style-name="WWFArialNarrowNormal"><text:span text:style-name="MT1"><text:date style:data-style-name="N76" text:date-value="2008-06-25T21:47:40.81" text:fixed="true">25. Juni 2008</text:date></text:span></text:span></text:p>
            </table:table-cell>
            <table:covered-table-cell/>
            <table:table-cell table:style-name="Tabelle1.A7" office:value-type="string">
              <text:p text:style-name="MP4"/>
            </table:table-cell>
            <table:table-cell table:style-name="Tabelle1.A7" office:value-type="string">
              <text:p text:style-name="Standard"/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ristian Eugster</meta:initial-creator>
    <meta:creation-date>2008-06-25T21:37:34</meta:creation-date>
    <dc:creator>Christian Eugster</dc:creator>
    <dc:date>2010-01-13T15:51:16.51</dc:date>
    <meta:editing-cycles>8</meta:editing-cycles>
    <meta:editing-duration>PT00H52M50S</meta:editing-duration>
    <meta:document-statistic meta:table-count="4" meta:image-count="1" meta:object-count="0" meta:page-count="1" meta:paragraph-count="43" meta:word-count="86" meta:character-count="667"/>
    <meta:user-defined meta:name="Info 1"/>
    <meta:user-defined meta:name="Info 2"/>
    <meta:user-defined meta:name="Info 3"/>
    <meta:user-defined meta:name="Info 4"/>
  </office:meta>
</office:document-meta>
</file>